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7.6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19.95mm"/>
    </style:style>
    <style:style style:name="co9" style:family="table-column">
      <style:table-column-properties fo:break-before="auto" style:column-width="40.41mm"/>
    </style:style>
    <style:style style:name="co10" style:family="table-column">
      <style:table-column-properties fo:break-before="auto" style:column-width="39.03mm"/>
    </style:style>
    <style:style style:name="co11" style:family="table-column">
      <style:table-column-properties fo:break-before="auto" style:column-width="34.6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0.3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 style:data-style-name="N108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 style:data-style-name="N109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 style:data-style-name="N114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4">
      <style:table-cell-properties style:text-align-source="fix" style:repeat-content="false" fo:background-color="transparent" fo:border="0.99pt groove #0066ff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gr1" style:family="graphic">
      <style:graphic-properties draw:stroke="solid" svg:stroke-width="1.5mm" svg:stroke-color="#cc00cc" draw:marker-start-width="6.55mm" draw:marker-end-width="6.55mm" draw:fill="none" draw:textarea-horizontal-align="center" draw:textarea-vertical-align="middle" fo:padding-top="0.75mm" fo:padding-bottom="0.75mm" fo:padding-left="0.75mm" fo:padding-right="0.75mm" draw:ole-draw-aspect="1"/>
    </style:style>
    <style:style style:name="gr2" style:family="graphic">
      <style:graphic-properties draw:stroke="solid" svg:stroke-width="1.5mm" svg:stroke-color="#ff00ff" draw:marker-start-width="6.55mm" draw:marker-end-width="6.55mm" draw:fill="none" draw:textarea-horizontal-align="center" draw:textarea-vertical-align="middle" fo:padding-top="0.75mm" fo:padding-bottom="0.75mm" fo:padding-left="0.75mm" fo:padding-right="0.7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92.12mm" svg:height="115.29mm" svg:x="15.83mm" svg:y="124.05mm">
            <loext:p draw:notify-on-update-of-ranges="Hoja1.A3:Hoja1.A24 Hoja1.C2:Hoja1.C2 Hoja1.C3:Hoja1.C24 Hoja1.A3:Hoja1.A24 Hoja1.F2:Hoja1.F2 Hoja1.F3:Hoja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91.81mm" svg:height="122.46mm" svg:x="14.72mm" svg:y="247.06mm">
            <loext:p draw:notify-on-update-of-ranges="Hoja1.A2:Hoja1.A24 Hoja1.D2:Hoja1.D2 Hoja1.D2:Hoja1.D24 Hoja1.A2:Hoja1.A24 Hoja1.G2:Hoja1.G2 Hoja1.G2:Hoja1.G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291.29mm" svg:height="113.96mm" svg:x="16.11mm" svg:y="382.53mm">
            <loext:p draw:notify-on-update-of-ranges="Hoja1.A3:Hoja1.A24 Hoja1.E2:Hoja1.E2 Hoja1.E3:Hoja1.E24 Hoja1.A3:Hoja1.A24 Hoja1.H2:Hoja1.H2 Hoja1.H3:Hoja1.H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2" table:number-columns-repeated="1010" table:default-cell-style-name="ce7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Medición</text:p>
          </table:table-cell>
          <table:covered-table-cell table:number-columns-repeated="3" table:style-name="ce8"/>
          <table:table-cell table:style-name="ce8" office:value-type="string" calcext:value-type="string" table:number-columns-spanned="3" table:number-rows-spanned="1">
            <text:p>Simulación LTSpice</text:p>
          </table:table-cell>
          <table:covered-table-cell table:number-columns-repeated="2" table:style-name="ce8"/>
          <table:table-cell table:style-name="ce13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Vout @ Vin= 5 Vpp</text:p>
          </table:table-cell>
          <table:table-cell table:style-name="ce2" office:value-type="string" calcext:value-type="string">
            <text:p>T_HP_m(s) [dB]</text:p>
          </table:table-cell>
          <table:table-cell table:style-name="ce2" office:value-type="string" calcext:value-type="string">
            <text:p>Retardo_m [s]</text:p>
          </table:table-cell>
          <table:table-cell table:style-name="ce2" office:value-type="string" calcext:value-type="string">
            <text:p>Fase_m [º]</text:p>
          </table:table-cell>
          <table:table-cell table:style-name="ce2" office:value-type="string" calcext:value-type="string">
            <text:p>T_HP_s(s) [dB]</text:p>
          </table:table-cell>
          <table:table-cell table:style-name="ce2" office:value-type="string" calcext:value-type="string">
            <text:p>Retardo_s [s]</text:p>
          </table:table-cell>
          <table:table-cell table:style-name="ce2" office:value-type="string" calcext:value-type="string">
            <text:p>Fase_s [º]</text:p>
          </table:table-cell>
          <table:table-cell table:style-name="ce22" office:value-type="string" calcext:value-type="string">
            <text:p>Imagen retardo</text:p>
          </table:table-cell>
          <table:table-cell table:style-name="ce22"/>
          <table:table-cell office:value-type="string" calcext:value-type="string">
            <text:p>(Retardo/T)*360</text:p>
          </table:table-cell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style-name="ce9" office:value-type="float" office:value="0.18" calcext:value-type="float">
            <text:p>0,1800</text:p>
          </table:table-cell>
          <table:table-cell table:style-name="ce14" table:formula="of:=20*LOG([.B3]/5)" office:value-type="float" office:value="-28.8739499846543" calcext:value-type="float">
            <text:p>-28,873950</text:p>
          </table:table-cell>
          <table:table-cell table:style-name="ce18" office:value-type="float" office:value="0.00004" calcext:value-type="float">
            <text:p>4,000000E-05</text:p>
          </table:table-cell>
          <table:table-cell table:style-name="ce9" table:formula="of:=(-1)*([.D3]*360)/(1/[.A3])" office:value-type="float" office:value="-11.52" calcext:value-type="float">
            <text:p>-11,5200</text:p>
          </table:table-cell>
          <table:table-cell table:style-name="ce14" office:value-type="float" office:value="-30.38332" calcext:value-type="float">
            <text:p>-30,383320</text:p>
          </table:table-cell>
          <table:table-cell table:style-name="ce18" office:value-type="float" office:value="0.000040377363" calcext:value-type="float">
            <text:p>4,037736E-05</text:p>
          </table:table-cell>
          <table:table-cell table:style-name="ce14" office:value-type="float" office:value="-11.171596" calcext:value-type="float">
            <text:p>-11,171596</text:p>
          </table:table-cell>
          <table:table-cell table:style-name="ce13" office:value-type="string" calcext:value-type="string">
            <text:p>70u</text:p>
          </table:table-cell>
          <table:table-cell table:style-name="ce13"/>
          <table:table-cell office:value-type="string" calcext:value-type="string">
            <text:p>T= 1/f</text:p>
          </table:table-cell>
          <table:table-cell table:style-name="ce13"/>
          <table:table-cell table:style-name="Default"/>
          <table:table-cell table:number-columns-repeated="1010"/>
        </table:table-row>
        <table:table-row table:style-name="ro2"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.216" calcext:value-type="float">
            <text:p>0,2160</text:p>
          </table:table-cell>
          <table:table-cell table:style-name="ce15" table:formula="of:=20*LOG([.B4]/5)" office:value-type="float" office:value="-27.2903250637018" calcext:value-type="float">
            <text:p>-27,290325</text:p>
          </table:table-cell>
          <table:table-cell table:style-name="ce19" office:value-type="float" office:value="0.00005" calcext:value-type="float">
            <text:p>5,000000E-05</text:p>
          </table:table-cell>
          <table:table-cell table:style-name="ce10" table:formula="of:=(-1)*([.D4]*360)/(1/[.A4])" office:value-type="float" office:value="-16.2" calcext:value-type="float">
            <text:p>-16,2000</text:p>
          </table:table-cell>
          <table:table-cell table:style-name="ce15" office:value-type="float" office:value="-28.31028" calcext:value-type="float">
            <text:p>-28,310280</text:p>
          </table:table-cell>
          <table:table-cell table:style-name="ce19" office:value-type="float" office:value="0.000041032889" calcext:value-type="float">
            <text:p>4,103289E-05</text:p>
          </table:table-cell>
          <table:table-cell table:style-name="ce15" office:value-type="float" office:value="-12.633596" calcext:value-type="float">
            <text:p>-12,633596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4"/>
          <table:table-cell table:style-name="ce23" table:number-columns-repeated="1010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0.26" calcext:value-type="float">
            <text:p>0,2600</text:p>
          </table:table-cell>
          <table:table-cell table:style-name="ce15" table:formula="of:=20*LOG([.B5]/5)" office:value-type="float" office:value="-25.679933127304" calcext:value-type="float">
            <text:p>-25,679933</text:p>
          </table:table-cell>
          <table:table-cell table:style-name="ce19" office:value-type="float" office:value="0.00006" calcext:value-type="float">
            <text:p>6,000000E-05</text:p>
          </table:table-cell>
          <table:table-cell table:style-name="ce10" table:formula="of:=(-1)*([.D5]*360)/(1/[.A5])" office:value-type="float" office:value="-21.6" calcext:value-type="float">
            <text:p>-21,6000</text:p>
          </table:table-cell>
          <table:table-cell table:style-name="ce15" office:value-type="float" office:value="-26.433581" calcext:value-type="float">
            <text:p>-26,433581</text:p>
          </table:table-cell>
          <table:table-cell table:style-name="ce19" office:value-type="float" office:value="0.000041775556" calcext:value-type="float">
            <text:p>4,177556E-05</text:p>
          </table:table-cell>
          <table:table-cell table:style-name="ce15" office:value-type="float" office:value="-14.133222" calcext:value-type="float">
            <text:p>-14,133222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5" office:value-type="float" office:value="1200" calcext:value-type="float">
            <text:p>1200</text:p>
          </table:table-cell>
          <table:table-cell table:style-name="ce11" office:value-type="float" office:value="0.368" calcext:value-type="float">
            <text:p>0,3680</text:p>
          </table:table-cell>
          <table:table-cell table:style-name="ce16" table:formula="of:=20*LOG([.B6]/5)" office:value-type="float" office:value="-22.66244371325" calcext:value-type="float">
            <text:p>-22,662444</text:p>
          </table:table-cell>
          <table:table-cell table:style-name="ce20" office:value-type="float" office:value="0.00006" calcext:value-type="float">
            <text:p>6,000000E-05</text:p>
          </table:table-cell>
          <table:table-cell table:style-name="ce11" table:formula="of:=(-1)*([.D6]*360)/(1/[.A6])" office:value-type="float" office:value="-25.92" calcext:value-type="float">
            <text:p>-25,9200</text:p>
          </table:table-cell>
          <table:table-cell table:style-name="ce16" office:value-type="float" office:value="-23.19151" calcext:value-type="float">
            <text:p>-23,191510</text:p>
          </table:table-cell>
          <table:table-cell table:style-name="ce20" office:value-type="float" office:value="0.000043496185" calcext:value-type="float">
            <text:p>4,349619E-05</text:p>
          </table:table-cell>
          <table:table-cell table:style-name="ce16" office:value-type="float" office:value="-17.197094" calcext:value-type="float">
            <text:p>-17,197094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10" office:value-type="float" office:value="1.03" calcext:value-type="float">
            <text:p>1,0300</text:p>
          </table:table-cell>
          <table:table-cell table:style-name="ce15" table:formula="of:=20*LOG([.B7]/5)" office:value-type="float" office:value="-13.7226555926169" calcext:value-type="float">
            <text:p>-13,722656</text:p>
          </table:table-cell>
          <table:table-cell table:style-name="ce19" office:value-type="float" office:value="0.000052" calcext:value-type="float">
            <text:p>5,200000E-05</text:p>
          </table:table-cell>
          <table:table-cell table:style-name="ce10" table:formula="of:=(-1)*([.D7]*360)/(1/[.A7])" office:value-type="float" office:value="-37.44" calcext:value-type="float">
            <text:p>-37,4400</text:p>
          </table:table-cell>
          <table:table-cell table:style-name="ce15" office:value-type="float" office:value="-13.906278" calcext:value-type="float">
            <text:p>-13,906278</text:p>
          </table:table-cell>
          <table:table-cell table:style-name="ce19" office:value-type="float" office:value="0.000053666357" calcext:value-type="float">
            <text:p>5,366636E-05</text:p>
          </table:table-cell>
          <table:table-cell table:style-name="ce15" office:value-type="float" office:value="-31.090266" calcext:value-type="float">
            <text:p>-31,090266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3000" calcext:value-type="float">
            <text:p>3000</text:p>
          </table:table-cell>
          <table:table-cell table:style-name="ce10" office:value-type="float" office:value="2.35" calcext:value-type="float">
            <text:p>2,3500</text:p>
          </table:table-cell>
          <table:table-cell table:style-name="ce15" table:formula="of:=20*LOG([.B8]/5)" office:value-type="float" office:value="-6.55804284128565" calcext:value-type="float">
            <text:p>-6,558043</text:p>
          </table:table-cell>
          <table:table-cell table:style-name="ce19" office:value-type="float" office:value="0.000056" calcext:value-type="float">
            <text:p>5,600000E-05</text:p>
          </table:table-cell>
          <table:table-cell table:style-name="ce10" table:formula="of:=(-1)*([.D8]*360)/(1/[.A8])" office:value-type="float" office:value="-60.48" calcext:value-type="float">
            <text:p>-60,4800</text:p>
          </table:table-cell>
          <table:table-cell table:style-name="ce15" office:value-type="float" office:value="-6.54734" calcext:value-type="float">
            <text:p>-6,547340</text:p>
          </table:table-cell>
          <table:table-cell table:style-name="ce19" office:value-type="float" office:value="0.000070181816" calcext:value-type="float">
            <text:p>7,018182E-05</text:p>
          </table:table-cell>
          <table:table-cell table:style-name="ce15" office:value-type="float" office:value="-53.429577" calcext:value-type="float">
            <text:p>-53,429577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4000" calcext:value-type="float">
            <text:p>4000</text:p>
          </table:table-cell>
          <table:table-cell table:style-name="ce10" office:value-type="float" office:value="3.88" calcext:value-type="float">
            <text:p>3,8800</text:p>
          </table:table-cell>
          <table:table-cell table:style-name="ce15" table:formula="of:=20*LOG([.B9]/5)" office:value-type="float" office:value="-2.20276557483623" calcext:value-type="float">
            <text:p>-2,202766</text:p>
          </table:table-cell>
          <table:table-cell table:style-name="ce19" office:value-type="float" office:value="0.00006" calcext:value-type="float">
            <text:p>6,000000E-05</text:p>
          </table:table-cell>
          <table:table-cell table:style-name="ce10" table:formula="of:=(-1)*([.D9]*360)/(1/[.A9])" office:value-type="float" office:value="-86.4" calcext:value-type="float">
            <text:p>-86,4000</text:p>
          </table:table-cell>
          <table:table-cell table:style-name="ce15" office:value-type="float" office:value="-2.268036" calcext:value-type="float">
            <text:p>-2,268036</text:p>
          </table:table-cell>
          <table:table-cell table:style-name="ce19" office:value-type="float" office:value="0.000074212125" calcext:value-type="float">
            <text:p>7,421213E-05</text:p>
          </table:table-cell>
          <table:table-cell table:style-name="ce15" office:value-type="float" office:value="-80.153405" calcext:value-type="float">
            <text:p>-80,153405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4300" calcext:value-type="float">
            <text:p>4300</text:p>
          </table:table-cell>
          <table:table-cell table:style-name="ce10" office:value-type="float" office:value="4.23" calcext:value-type="float">
            <text:p>4,2300</text:p>
          </table:table-cell>
          <table:table-cell table:style-name="ce15" table:formula="of:=20*LOG([.B10]/5)" office:value-type="float" office:value="-1.45259273921953" calcext:value-type="float">
            <text:p>-1,452593</text:p>
          </table:table-cell>
          <table:table-cell table:style-name="ce19" office:value-type="float" office:value="0.000062" calcext:value-type="float">
            <text:p>6,200000E-05</text:p>
          </table:table-cell>
          <table:table-cell table:style-name="ce10" table:formula="of:=(-1)*([.D10]*360)/(1/[.A10])" office:value-type="float" office:value="-95.976" calcext:value-type="float">
            <text:p>-95,9760</text:p>
          </table:table-cell>
          <table:table-cell table:style-name="ce15" office:value-type="float" office:value="-1.5235858" calcext:value-type="float">
            <text:p>-1,523586</text:p>
          </table:table-cell>
          <table:table-cell table:style-name="ce19" office:value-type="float" office:value="0.000070829945" calcext:value-type="float">
            <text:p>7,082995E-05</text:p>
          </table:table-cell>
          <table:table-cell table:style-name="ce15" office:value-type="float" office:value="-87.905143" calcext:value-type="float">
            <text:p>-87,905143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5" office:value-type="float" office:value="4600" calcext:value-type="float">
            <text:p>4600</text:p>
          </table:table-cell>
          <table:table-cell table:style-name="ce11" office:value-type="float" office:value="4.55" calcext:value-type="float">
            <text:p>4,5500</text:p>
          </table:table-cell>
          <table:table-cell table:style-name="ce16" table:formula="of:=20*LOG([.B11]/5)" office:value-type="float" office:value="-0.819172153578129" calcext:value-type="float">
            <text:p>-0,819172</text:p>
          </table:table-cell>
          <table:table-cell table:style-name="ce20" office:value-type="float" office:value="0.000062" calcext:value-type="float">
            <text:p>6,200000E-05</text:p>
          </table:table-cell>
          <table:table-cell table:style-name="ce11" table:formula="of:=(-1)*([.D11]*360)/(1/[.A11])" office:value-type="float" office:value="-102.672" calcext:value-type="float">
            <text:p>-102,6720</text:p>
          </table:table-cell>
          <table:table-cell table:style-name="ce16" office:value-type="float" office:value="-0.95598793" calcext:value-type="float">
            <text:p>-0,955988</text:p>
          </table:table-cell>
          <table:table-cell table:style-name="ce20" office:value-type="float" office:value="0.000065681488" calcext:value-type="float">
            <text:p>6,568149E-05</text:p>
          </table:table-cell>
          <table:table-cell table:style-name="ce16" office:value-type="float" office:value="-95.475068" calcext:value-type="float">
            <text:p>-95,475068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5000" calcext:value-type="float">
            <text:p>5000</text:p>
          </table:table-cell>
          <table:table-cell table:style-name="ce10" office:value-type="float" office:value="4.8" calcext:value-type="float">
            <text:p>4,8000</text:p>
          </table:table-cell>
          <table:table-cell table:style-name="ce15" table:formula="of:=20*LOG([.B12]/5)" office:value-type="float" office:value="-0.354575339208632" calcext:value-type="float">
            <text:p>-0,354575</text:p>
          </table:table-cell>
          <table:table-cell table:style-name="ce19" office:value-type="float" office:value="0.000062" calcext:value-type="float">
            <text:p>6,200000E-05</text:p>
          </table:table-cell>
          <table:table-cell table:style-name="ce10" table:formula="of:=(-1)*([.D12]*360)/(1/[.A12])" office:value-type="float" office:value="-111.6" calcext:value-type="float">
            <text:p>-111,6000</text:p>
          </table:table-cell>
          <table:table-cell table:style-name="ce15" office:value-type="float" office:value="-0.46878784" calcext:value-type="float">
            <text:p>-0,468788</text:p>
          </table:table-cell>
          <table:table-cell table:style-name="ce19" office:value-type="float" office:value="0.000057738199" calcext:value-type="float">
            <text:p>5,773820E-05</text:p>
          </table:table-cell>
          <table:table-cell table:style-name="ce15" office:value-type="float" office:value="-104.33208" calcext:value-type="float">
            <text:p>-104,33208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6000" calcext:value-type="float">
            <text:p>6000</text:p>
          </table:table-cell>
          <table:table-cell table:style-name="ce10" office:value-type="float" office:value="5.15" calcext:value-type="float">
            <text:p>5,1500</text:p>
          </table:table-cell>
          <table:table-cell table:style-name="ce15" table:formula="of:=20*LOG([.B13]/5)" office:value-type="float" office:value="0.256744494103444" calcext:value-type="float">
            <text:p>0,256744</text:p>
          </table:table-cell>
          <table:table-cell table:style-name="ce19" office:value-type="float" office:value="0.000062" calcext:value-type="float">
            <text:p>6,200000E-05</text:p>
          </table:table-cell>
          <table:table-cell table:style-name="ce10" table:formula="of:=(-1)*([.D13]*360)/(1/[.A13])" office:value-type="float" office:value="-133.92" calcext:value-type="float">
            <text:p>-133,9200</text:p>
          </table:table-cell>
          <table:table-cell table:style-name="ce15" office:value-type="float" office:value="0.0029324445" calcext:value-type="float">
            <text:p>0,002932</text:p>
          </table:table-cell>
          <table:table-cell table:style-name="ce19" office:value-type="float" office:value="0.000038824471" calcext:value-type="float">
            <text:p>3,882447E-05</text:p>
          </table:table-cell>
          <table:table-cell table:style-name="ce15" office:value-type="float" office:value="-121.54595" calcext:value-type="float">
            <text:p>-121,54595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7000" calcext:value-type="float">
            <text:p>7000</text:p>
          </table:table-cell>
          <table:table-cell table:style-name="ce10" office:value-type="float" office:value="5.15" calcext:value-type="float">
            <text:p>5,1500</text:p>
          </table:table-cell>
          <table:table-cell table:style-name="ce15" table:formula="of:=20*LOG([.B14]/5)" office:value-type="float" office:value="0.256744494103444" calcext:value-type="float">
            <text:p>0,256744</text:p>
          </table:table-cell>
          <table:table-cell table:style-name="ce19" office:value-type="float" office:value="0.000058" calcext:value-type="float">
            <text:p>5,800000E-05</text:p>
          </table:table-cell>
          <table:table-cell table:style-name="ce10" table:formula="of:=(-1)*([.D14]*360)/(1/[.A14])" office:value-type="float" office:value="-146.16" calcext:value-type="float">
            <text:p>-146,1600</text:p>
          </table:table-cell>
          <table:table-cell table:style-name="ce15" office:value-type="float" office:value="0.015314817" calcext:value-type="float">
            <text:p>0,015315</text:p>
          </table:table-cell>
          <table:table-cell table:style-name="ce19" office:value-type="float" office:value="0.000025972421" calcext:value-type="float">
            <text:p>2,597242E-05</text:p>
          </table:table-cell>
          <table:table-cell table:style-name="ce15" office:value-type="float" office:value="-133.04454" calcext:value-type="float">
            <text:p>-133,04454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8000" calcext:value-type="float">
            <text:p>8000</text:p>
          </table:table-cell>
          <table:table-cell table:style-name="ce10" office:value-type="float" office:value="5.15" calcext:value-type="float">
            <text:p>5,1500</text:p>
          </table:table-cell>
          <table:table-cell table:style-name="ce15" table:formula="of:=20*LOG([.B15]/5)" office:value-type="float" office:value="0.256744494103444" calcext:value-type="float">
            <text:p>0,256744</text:p>
          </table:table-cell>
          <table:table-cell table:style-name="ce19" office:value-type="float" office:value="0.000054" calcext:value-type="float">
            <text:p>5,400000E-05</text:p>
          </table:table-cell>
          <table:table-cell table:style-name="ce10" table:formula="of:=(-1)*([.D15]*360)/(1/[.A15])" office:value-type="float" office:value="-155.52" calcext:value-type="float">
            <text:p>-155,5200</text:p>
          </table:table-cell>
          <table:table-cell table:style-name="ce15" office:value-type="float" office:value="-0.092152558" calcext:value-type="float">
            <text:p>-0,092153</text:p>
          </table:table-cell>
          <table:table-cell table:style-name="ce19" office:value-type="float" office:value="0.000018132159" calcext:value-type="float">
            <text:p>1,813216E-05</text:p>
          </table:table-cell>
          <table:table-cell table:style-name="ce15" office:value-type="float" office:value="-140.87654" calcext:value-type="float">
            <text:p>-140,87654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9000" calcext:value-type="float">
            <text:p>9000</text:p>
          </table:table-cell>
          <table:table-cell table:style-name="ce10" office:value-type="float" office:value="5.08" calcext:value-type="float">
            <text:p>5,0800</text:p>
          </table:table-cell>
          <table:table-cell table:style-name="ce15" table:formula="of:=20*LOG([.B16]/5)" office:value-type="float" office:value="0.137874158958009" calcext:value-type="float">
            <text:p>0,137874</text:p>
          </table:table-cell>
          <table:table-cell table:style-name="ce19" office:value-type="float" office:value="0.000048" calcext:value-type="float">
            <text:p>4,800000E-05</text:p>
          </table:table-cell>
          <table:table-cell table:style-name="ce10" table:formula="of:=(-1)*([.D16]*360)/(1/[.A16])" office:value-type="float" office:value="-155.52" calcext:value-type="float">
            <text:p>-155,5200</text:p>
          </table:table-cell>
          <table:table-cell table:style-name="ce15" office:value-type="float" office:value="-0.21460269" calcext:value-type="float">
            <text:p>-0,214603</text:p>
          </table:table-cell>
          <table:table-cell table:style-name="ce19" office:value-type="float" office:value="0.000013277208" calcext:value-type="float">
            <text:p>1,327721E-05</text:p>
          </table:table-cell>
          <table:table-cell table:style-name="ce15" office:value-type="float" office:value="-146.45239" calcext:value-type="float">
            <text:p>-146,45239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10" office:value-type="float" office:value="4.96" calcext:value-type="float">
            <text:p>4,9600</text:p>
          </table:table-cell>
          <table:table-cell table:style-name="ce15" table:formula="of:=20*LOG([.B17]/5)" office:value-type="float" office:value="-0.0697665569164269" calcext:value-type="float">
            <text:p>-0,069767</text:p>
          </table:table-cell>
          <table:table-cell table:style-name="ce19" office:value-type="float" office:value="0.00004" calcext:value-type="float">
            <text:p>4,000000E-05</text:p>
          </table:table-cell>
          <table:table-cell table:style-name="ce10" table:formula="of:=(-1)*([.D17]*360)/(1/[.A17])" office:value-type="float" office:value="-144" calcext:value-type="float">
            <text:p>-144,0000</text:p>
          </table:table-cell>
          <table:table-cell table:style-name="ce15" office:value-type="float" office:value="-0.32553444" calcext:value-type="float">
            <text:p>-0,325534</text:p>
          </table:table-cell>
          <table:table-cell table:style-name="ce19" office:value-type="float" office:value="0.000010099406" calcext:value-type="float">
            <text:p>1,009941E-05</text:p>
          </table:table-cell>
          <table:table-cell table:style-name="ce15" office:value-type="float" office:value="-150.64731" calcext:value-type="float">
            <text:p>-150,647310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12500" calcext:value-type="float">
            <text:p>12500</text:p>
          </table:table-cell>
          <table:table-cell table:style-name="ce10" office:value-type="float" office:value="4.8" calcext:value-type="float">
            <text:p>4,8000</text:p>
          </table:table-cell>
          <table:table-cell table:style-name="ce15" table:formula="of:=20*LOG([.B18]/5)" office:value-type="float" office:value="-0.354575339208632" calcext:value-type="float">
            <text:p>-0,354575</text:p>
          </table:table-cell>
          <table:table-cell table:style-name="ce19" office:value-type="float" office:value="0.000034" calcext:value-type="float">
            <text:p>3,400000E-05</text:p>
          </table:table-cell>
          <table:table-cell table:style-name="ce10" table:formula="of:=(-1)*([.D18]*360)/(1/[.A18])" office:value-type="float" office:value="-153" calcext:value-type="float">
            <text:p>-153,0000</text:p>
          </table:table-cell>
          <table:table-cell table:style-name="ce15" office:value-type="float" office:value="-0.52784747" calcext:value-type="float">
            <text:p>-0,527847</text:p>
          </table:table-cell>
          <table:table-cell table:style-name="ce19" office:value-type="float" office:value="0.0000058287259" calcext:value-type="float">
            <text:p>5,828726E-06</text:p>
          </table:table-cell>
          <table:table-cell table:style-name="ce15" office:value-type="float" office:value="-157.56319" calcext:value-type="float">
            <text:p>-157,56319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15000" calcext:value-type="float">
            <text:p>15000</text:p>
          </table:table-cell>
          <table:table-cell table:style-name="ce10" office:value-type="float" office:value="4.8" calcext:value-type="float">
            <text:p>4,8000</text:p>
          </table:table-cell>
          <table:table-cell table:style-name="ce15" table:formula="of:=20*LOG([.B19]/5)" office:value-type="float" office:value="-0.354575339208632" calcext:value-type="float">
            <text:p>-0,354575</text:p>
          </table:table-cell>
          <table:table-cell table:style-name="ce19" office:value-type="float" office:value="0.000029" calcext:value-type="float">
            <text:p>2,900000E-05</text:p>
          </table:table-cell>
          <table:table-cell table:style-name="ce10" table:formula="of:=(-1)*([.D19]*360)/(1/[.A19])" office:value-type="float" office:value="-156.6" calcext:value-type="float">
            <text:p>-156,6000</text:p>
          </table:table-cell>
          <table:table-cell table:style-name="ce15" office:value-type="float" office:value="-0.65230222" calcext:value-type="float">
            <text:p>-0,652302</text:p>
          </table:table-cell>
          <table:table-cell table:style-name="ce19" office:value-type="float" office:value="0.0000038213988" calcext:value-type="float">
            <text:p>3,821399E-06</text:p>
          </table:table-cell>
          <table:table-cell table:style-name="ce15" office:value-type="float" office:value="-161.80313" calcext:value-type="float">
            <text:p>-161,80313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20000" calcext:value-type="float">
            <text:p>20000</text:p>
          </table:table-cell>
          <table:table-cell table:style-name="ce10" office:value-type="float" office:value="4.71" calcext:value-type="float">
            <text:p>4,7100</text:p>
          </table:table-cell>
          <table:table-cell table:style-name="ce15" table:formula="of:=20*LOG([.B20]/5)" office:value-type="float" office:value="-0.518981944142453" calcext:value-type="float">
            <text:p>-0,518982</text:p>
          </table:table-cell>
          <table:table-cell table:style-name="ce19" office:value-type="float" office:value="0.000024" calcext:value-type="float">
            <text:p>2,400000E-05</text:p>
          </table:table-cell>
          <table:table-cell table:style-name="ce10" table:formula="of:=(-1)*([.D20]*360)/(1/[.A20])" office:value-type="float" office:value="-172.8" calcext:value-type="float">
            <text:p>-172,8000</text:p>
          </table:table-cell>
          <table:table-cell table:style-name="ce15" office:value-type="float" office:value="-0.78569452" calcext:value-type="float">
            <text:p>-0,785695</text:p>
          </table:table-cell>
          <table:table-cell table:style-name="ce19" office:value-type="float" office:value="0.0000020340823" calcext:value-type="float">
            <text:p>2,034082E-06</text:p>
          </table:table-cell>
          <table:table-cell table:style-name="ce15" office:value-type="float" office:value="-166.8197" calcext:value-type="float">
            <text:p>-166,81970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25000" calcext:value-type="float">
            <text:p>25000</text:p>
          </table:table-cell>
          <table:table-cell table:style-name="ce10" office:value-type="float" office:value="4.65" calcext:value-type="float">
            <text:p>4,6500</text:p>
          </table:table-cell>
          <table:table-cell table:style-name="ce15" table:formula="of:=20*LOG([.B21]/5)" office:value-type="float" office:value="-0.630341028921297" calcext:value-type="float">
            <text:p>-0,630341</text:p>
          </table:table-cell>
          <table:table-cell table:style-name="ce19" office:value-type="float" office:value="0.00002" calcext:value-type="float">
            <text:p>2,000000E-05</text:p>
          </table:table-cell>
          <table:table-cell table:style-name="ce10" table:formula="of:=(-1)*([.D21]*360)/(1/[.A21])" office:value-type="float" office:value="-180" calcext:value-type="float">
            <text:p>-180,0000</text:p>
          </table:table-cell>
          <table:table-cell table:style-name="ce15" office:value-type="float" office:value="-0.85035386" calcext:value-type="float">
            <text:p>-0,850354</text:p>
          </table:table-cell>
          <table:table-cell table:style-name="ce19" office:value-type="float" office:value="0.000001278449" calcext:value-type="float">
            <text:p>1,278449E-06</text:p>
          </table:table-cell>
          <table:table-cell table:style-name="ce15" office:value-type="float" office:value="-169.72503" calcext:value-type="float">
            <text:p>-169,72503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10" office:value-type="float" office:value="4.63" calcext:value-type="float">
            <text:p>4,6300</text:p>
          </table:table-cell>
          <table:table-cell table:style-name="ce15" table:formula="of:=20*LOG([.B22]/5)" office:value-type="float" office:value="-0.667780266361314" calcext:value-type="float">
            <text:p>-0,667780</text:p>
          </table:table-cell>
          <table:table-cell table:style-name="ce19" office:value-type="float" office:value="0.0000164" calcext:value-type="float">
            <text:p>1,640000E-05</text:p>
          </table:table-cell>
          <table:table-cell table:style-name="ce10" table:formula="of:=(-1)*([.D22]*360)/(1/[.A22])" office:value-type="float" office:value="-177.12" calcext:value-type="float">
            <text:p>-177,1200</text:p>
          </table:table-cell>
          <table:table-cell table:style-name="ce15" office:value-type="float" office:value="-0.88613434" calcext:value-type="float">
            <text:p>-0,886134</text:p>
          </table:table-cell>
          <table:table-cell table:style-name="ce19" office:value-type="float" office:value="0.00000088789588" calcext:value-type="float">
            <text:p>8,878959E-07</text:p>
          </table:table-cell>
          <table:table-cell table:style-name="ce15" office:value-type="float" office:value="-171.63872" calcext:value-type="float">
            <text:p>-171,638720</text:p>
          </table:table-cell>
          <table:table-cell table:style-name="ce13" office:value-type="string" calcext:value-type="string">
            <text:p>Ok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10" office:value-type="float" office:value="4.55" calcext:value-type="float">
            <text:p>4,5500</text:p>
          </table:table-cell>
          <table:table-cell table:style-name="ce15" table:formula="of:=20*LOG([.B23]/5)" office:value-type="float" office:value="-0.819172153578129" calcext:value-type="float">
            <text:p>-0,819172</text:p>
          </table:table-cell>
          <table:table-cell table:style-name="ce19" office:value-type="float" office:value="0.00001" calcext:value-type="float">
            <text:p>1,000000E-05</text:p>
          </table:table-cell>
          <table:table-cell table:style-name="ce10" table:formula="of:=(-1)*([.D23]*360)/(1/[.A23])" office:value-type="float" office:value="-180" calcext:value-type="float">
            <text:p>-180,0000</text:p>
          </table:table-cell>
          <table:table-cell table:style-name="ce15" office:value-type="float" office:value="-0.93963628" calcext:value-type="float">
            <text:p>-0,939636</text:p>
          </table:table-cell>
          <table:table-cell table:style-name="ce19" office:value-type="float" office:value="0.00000034127858" calcext:value-type="float">
            <text:p>3,412786E-07</text:p>
          </table:table-cell>
          <table:table-cell table:style-name="ce15" office:value-type="float" office:value="-175.56315" calcext:value-type="float">
            <text:p>-175,563150</text:p>
          </table:table-cell>
          <table:table-cell table:style-name="ce13" office:value-type="string" calcext:value-type="string">
            <text:p>10,4u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 table:style-name="ce6" office:value-type="float" office:value="100000" calcext:value-type="float">
            <text:p>100000</text:p>
          </table:table-cell>
          <table:table-cell table:style-name="ce12" office:value-type="float" office:value="4.51" calcext:value-type="float">
            <text:p>4,5100</text:p>
          </table:table-cell>
          <table:table-cell table:style-name="ce17" table:formula="of:=20*LOG([.B24]/5)" office:value-type="float" office:value="-0.895869249161166" calcext:value-type="float">
            <text:p>-0,895869</text:p>
          </table:table-cell>
          <table:table-cell table:style-name="ce21" office:value-type="float" office:value="0.0000055" calcext:value-type="float">
            <text:p>5,500000E-06</text:p>
          </table:table-cell>
          <table:table-cell table:style-name="ce12" table:formula="of:=(-1)*([.D24]*360)/(1/[.A24])" office:value-type="float" office:value="-198" calcext:value-type="float">
            <text:p>-198,0000</text:p>
          </table:table-cell>
          <table:table-cell table:style-name="ce17" office:value-type="float" office:value="-0.96497186" calcext:value-type="float">
            <text:p>-0,964972</text:p>
          </table:table-cell>
          <table:table-cell table:style-name="ce21" office:value-type="float" office:value="0.00000011909023" calcext:value-type="float">
            <text:p>1,190902E-07</text:p>
          </table:table-cell>
          <table:table-cell table:style-name="ce17" office:value-type="float" office:value="-179.03765" calcext:value-type="float">
            <text:p>-179,037650</text:p>
          </table:table-cell>
          <table:table-cell table:style-name="ce13" office:value-type="string" calcext:value-type="string">
            <text:p>No está</text:p>
          </table:table-cell>
          <table:table-cell table:style-name="ce13" table:number-columns-repeated="3"/>
          <table:table-cell table:style-name="ce23" table:number-columns-repeated="1011"/>
        </table:table-row>
        <table:table-row table:style-name="ro2">
          <table:table-cell/>
          <table:table-cell table:style-name="ce13" table:number-columns-repeated="8"/>
          <table:table-cell table:number-columns-repeated="1014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6">00/00/0000</text:date>, <text:time style:data-style-name="N2" text:time-value="09:37:08.0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9:27:25.464000000</meta:creation-date>
    <dc:date>2023-08-06T13:35:59.944000000</dc:date>
    <meta:editing-duration>P3DT22H21M32S</meta:editing-duration>
    <meta:editing-cycles>31</meta:editing-cycles>
    <meta:generator>LibreOffice/5.2.1.2$Windows_x86 LibreOffice_project/31dd62db80d4e60af04904455ec9c9219178d620</meta:generator>
    <meta:document-statistic meta:table-count="1" meta:cell-count="2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">
      <style:chart-properties chart:display-label="true" chart:logarithmic="true" chart:minimum="800" chart:maximum="100000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213cm" svg:height="11.53cm" xlink:href=".." xlink:type="simple" chart:class="chart:scatter" chart:style-name="ch1">
        <chart:title svg:x="12.538cm" svg:y="0.366cm" chart:style-name="ch2">
          <text:p>Gráficas de |T_HP(s)|</text:p>
        </chart:title>
        <chart:subtitle svg:x="12.631cm" svg:y="1.375cm" chart:style-name="ch3">
          <text:p>Medición y Simulación</text:p>
        </chart:subtitle>
        <chart:legend chart:legend-position="bottom" svg:x="11.064cm" svg:y="10.747cm" style:legend-expansion="wide" chart:style-name="ch4"/>
        <chart:plot-area chart:style-name="ch5" table:cell-range-address="Hoja1.A3:Hoja1.A24 Hoja1.C2:Hoja1.C24 Hoja1.F2:Hoja1.F24" chart:data-source-has-labels="row" svg:x="1.595cm" svg:y="2.288cm" svg:width="27.034cm" svg:height="7.248cm">
          <chartooo:coordinate-region svg:x="2.799cm" svg:y="2.487cm" svg:width="25.83cm" svg:height="6.402cm"/>
          <chart:axis chart:dimension="x" chart:name="primary-x" chart:style-name="ch6">
            <chart:title svg:x="14.711cm" svg:y="9.766cm" chart:style-name="ch7">
              <text:p>f [Hz]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895cm" chart:style-name="ch11">
              <text:p>T_HP(s) [dB]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Hoja1.C3:Hoja1.C24" chart:label-cell-address="Hoja1.C2:Hoja1.C2" chart:class="chart:scatter">
            <chart:domain table:cell-range-address="Hoja1.A3:Hoja1.A24"/>
            <chart:data-point chart:repeated="22"/>
          </chart:series>
          <chart:series chart:style-name="ch13" chart:values-cell-range-address="Hoja1.F3:Hoja1.F24" chart:label-cell-address="Hoja1.F2:Hoja1.F2" chart:class="chart:scatte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_HP_m(s) [dB]</text:p>
                <draw:g>
                  <svg:desc>Hoja1.C2:Hoja1.C2</svg:desc>
                </draw:g>
              </table:table-cell>
              <table:table-cell office:value-type="string">
                <text:p>T_HP_s(s) [dB]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Hoja1.A3:Hoja1.A24</svg:desc>
                </draw:g>
              </table:table-cell>
              <table:table-cell office:value-type="float" office:value="-28.8739499846543">
                <text:p>-28.8739499846543</text:p>
                <draw:g>
                  <svg:desc>Hoja1.C3:Hoja1.C24</svg:desc>
                </draw:g>
              </table:table-cell>
              <table:table-cell office:value-type="float" office:value="-30.38332">
                <text:p>-30.38332</text:p>
                <draw:g>
                  <svg:desc>Hoja1.F3:Hoja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-27.2903250637018">
                <text:p>-27.2903250637018</text:p>
              </table:table-cell>
              <table:table-cell office:value-type="float" office:value="-28.31028">
                <text:p>-28.31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25.679933127304">
                <text:p>-25.679933127304</text:p>
              </table:table-cell>
              <table:table-cell office:value-type="float" office:value="-26.433581">
                <text:p>-26.433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-22.66244371325">
                <text:p>-22.66244371325</text:p>
              </table:table-cell>
              <table:table-cell office:value-type="float" office:value="-23.19151">
                <text:p>-23.19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-13.7226555926169">
                <text:p>-13.7226555926169</text:p>
              </table:table-cell>
              <table:table-cell office:value-type="float" office:value="-13.906278">
                <text:p>-13.90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-6.55804284128565">
                <text:p>-6.55804284128565</text:p>
              </table:table-cell>
              <table:table-cell office:value-type="float" office:value="-6.54734">
                <text:p>-6.54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-2.20276557483623">
                <text:p>-2.20276557483623</text:p>
              </table:table-cell>
              <table:table-cell office:value-type="float" office:value="-2.268036">
                <text:p>-2.268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0">
                <text:p>4300</text:p>
              </table:table-cell>
              <table:table-cell office:value-type="float" office:value="-1.45259273921953">
                <text:p>-1.45259273921953</text:p>
              </table:table-cell>
              <table:table-cell office:value-type="float" office:value="-1.5235858">
                <text:p>-1.5235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0">
                <text:p>4600</text:p>
              </table:table-cell>
              <table:table-cell office:value-type="float" office:value="-0.819172153578129">
                <text:p>-0.819172153578129</text:p>
              </table:table-cell>
              <table:table-cell office:value-type="float" office:value="-0.95598793">
                <text:p>-0.95598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46878784">
                <text:p>-0.46878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0.256744494103444">
                <text:p>0.256744494103444</text:p>
              </table:table-cell>
              <table:table-cell office:value-type="float" office:value="0.0029324445">
                <text:p>0.0029324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0.256744494103444">
                <text:p>0.256744494103444</text:p>
              </table:table-cell>
              <table:table-cell office:value-type="float" office:value="0.015314817">
                <text:p>0.015314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0.256744494103444">
                <text:p>0.256744494103444</text:p>
              </table:table-cell>
              <table:table-cell office:value-type="float" office:value="-0.092152558">
                <text:p>-0.09215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0.137874158958009">
                <text:p>0.137874158958009</text:p>
              </table:table-cell>
              <table:table-cell office:value-type="float" office:value="-0.21460269">
                <text:p>-0.21460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-0.0697665569164269">
                <text:p>-0.0697665569164269</text:p>
              </table:table-cell>
              <table:table-cell office:value-type="float" office:value="-0.32553444">
                <text:p>-0.32553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00">
                <text:p>125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52784747">
                <text:p>-0.52784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0">
                <text:p>150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65230222">
                <text:p>-0.65230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-0.518981944142453">
                <text:p>-0.518981944142453</text:p>
              </table:table-cell>
              <table:table-cell office:value-type="float" office:value="-0.78569452">
                <text:p>-0.78569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00">
                <text:p>25000</text:p>
              </table:table-cell>
              <table:table-cell office:value-type="float" office:value="-0.630341028921297">
                <text:p>-0.630341028921297</text:p>
              </table:table-cell>
              <table:table-cell office:value-type="float" office:value="-0.85035386">
                <text:p>-0.85035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">
                <text:p>30000</text:p>
              </table:table-cell>
              <table:table-cell office:value-type="float" office:value="-0.667780266361314">
                <text:p>-0.667780266361314</text:p>
              </table:table-cell>
              <table:table-cell office:value-type="float" office:value="-0.88613434">
                <text:p>-0.88613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-0.819172153578129">
                <text:p>-0.819172153578129</text:p>
              </table:table-cell>
              <table:table-cell office:value-type="float" office:value="-0.93963628">
                <text:p>-0.93963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-0.895869249161166">
                <text:p>-0.895869249161166</text:p>
              </table:table-cell>
              <table:table-cell office:value-type="float" office:value="-0.96497186">
                <text:p>-0.96497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800" chart:maximum="100000" chart:origin="0" chart:interval-major="1" chart:interval-minor-divisor="9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182cm" svg:height="12.247cm" xlink:href=".." xlink:type="simple" chart:class="chart:scatter" chart:style-name="ch1">
        <chart:title svg:x="10.393cm" svg:y="0.38cm" chart:style-name="ch2">
          <text:p>Gráficas de retardo de grupo τ de T_HP(s)</text:p>
        </chart:title>
        <chart:subtitle svg:x="12.616cm" svg:y="1.403cm" chart:style-name="ch3">
          <text:p>Medición y Simulación</text:p>
        </chart:subtitle>
        <chart:legend chart:legend-position="bottom" svg:x="11.34cm" svg:y="11.464cm" style:legend-expansion="wide" chart:style-name="ch4"/>
        <chart:plot-area chart:style-name="ch5" table:cell-range-address="Hoja1.A2:Hoja1.A24 Hoja1.D2:Hoja1.D24 Hoja1.G2:Hoja1.G24" chart:data-source-has-labels="row" svg:x="1.594cm" svg:y="2.33cm" svg:width="27.005cm" svg:height="7.909cm">
          <chartooo:coordinate-region svg:x="2.745cm" svg:y="2.53cm" svg:width="25.854cm" svg:height="7.062cm"/>
          <chart:axis chart:dimension="x" chart:name="primary-x" chart:style-name="ch6">
            <chart:title svg:x="14.695cm" svg:y="10.483cm" chart:style-name="ch7">
              <text:p>f [Hz]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619cm" chart:style-name="ch11">
              <text:p>τ [s]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Hoja1.D2:Hoja1.D24" chart:label-cell-address="Hoja1.D2:Hoja1.D2" chart:class="chart:scatter">
            <chart:domain table:cell-range-address="Hoja1.A2:Hoja1.A24"/>
            <chart:data-point chart:repeated="23"/>
          </chart:series>
          <chart:series chart:style-name="ch13" chart:values-cell-range-address="Hoja1.G2:Hoja1.G24" chart:label-cell-address="Hoja1.G2:Hoja1.G2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tardo_m [s]</text:p>
                <draw:g>
                  <svg:desc>Hoja1.D2:Hoja1.D2</svg:desc>
                </draw:g>
              </table:table-cell>
              <table:table-cell office:value-type="string">
                <text:p>Retardo_s [s]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2:Hoja1.A24</svg:desc>
                </draw:g>
              </table:table-cell>
              <table:table-cell office:value-type="float" office:value="NaN">
                <text:p>NaN</text:p>
                <draw:g>
                  <svg:desc>Hoja1.D2:Hoja1.D24</svg:desc>
                </draw:g>
              </table:table-cell>
              <table:table-cell office:value-type="float" office:value="NaN">
                <text:p>NaN</text:p>
                <draw:g>
                  <svg:desc>Hoja1.G2:Hoja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0377363">
                <text:p>0.000040377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41032889">
                <text:p>0.000041032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41775556">
                <text:p>0.00004177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43496185">
                <text:p>0.000043496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53666357">
                <text:p>0.000053666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70181816">
                <text:p>0.000070181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4212125">
                <text:p>0.00007421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0">
                <text:p>43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0829945">
                <text:p>0.00007082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0">
                <text:p>46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65681488">
                <text:p>0.000065681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57738199">
                <text:p>0.000057738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38824471">
                <text:p>0.000038824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25972421">
                <text:p>0.000025972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0">
                <text:p>800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18132159">
                <text:p>0.000018132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13277208">
                <text:p>0.000013277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010099406">
                <text:p>0.000010099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00">
                <text:p>125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058287259">
                <text:p>0.0000058287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0">
                <text:p>150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38213988">
                <text:p>0.0000038213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20340823">
                <text:p>0.0000020340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00">
                <text:p>25000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1278449">
                <text:p>0.000001278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">
                <text:p>30000</text:p>
              </table:table-cell>
              <table:table-cell office:value-type="float" office:value="0.0000164">
                <text:p>0.0000164</text:p>
              </table:table-cell>
              <table:table-cell office:value-type="float" office:value="0.00000088789588">
                <text:p>0.00000088789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034127858">
                <text:p>0.00000034127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011909023">
                <text:p>0.00000011909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">
      <style:chart-properties chart:display-label="true" chart:logarithmic="true" chart:minimum="800" chart:maximum="100000" chart:interval-major="1" chart:interval-minor-divisor="9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08">
      <style:chart-properties chart:display-label="true" chart:logarithmic="false" chart:minimum="-225" chart:maximum="45" chart:origin="0" chart:interval-major="90" chart:interval-minor-divis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13cm" svg:height="11.397cm" xlink:href=".." xlink:type="simple" chart:class="chart:scatter" chart:style-name="ch1">
        <chart:title svg:x="11.479cm" svg:y="0.363cm" chart:style-name="ch2">
          <text:p>Gráficas de fase Φ de T_HP(s)</text:p>
        </chart:title>
        <chart:subtitle svg:x="12.59cm" svg:y="1.369cm" chart:style-name="ch3">
          <text:p>Medición y Simulación</text:p>
        </chart:subtitle>
        <chart:legend chart:legend-position="bottom" svg:x="11.79cm" svg:y="10.614cm" style:legend-expansion="wide" chart:style-name="ch4"/>
        <chart:plot-area chart:style-name="ch5" table:cell-range-address="Hoja1.A3:Hoja1.A24 Hoja1.E2:Hoja1.E24 Hoja1.H2:Hoja1.H24" chart:data-source-has-labels="row" svg:x="1.593cm" svg:y="2.279cm" svg:width="26.955cm" svg:height="7.127cm">
          <chartooo:coordinate-region svg:x="3.352cm" svg:y="2.478cm" svg:width="25.196cm" svg:height="6.281cm"/>
          <chart:axis chart:dimension="x" chart:name="primary-x" chart:style-name="ch6">
            <chart:title svg:x="14.669cm" svg:y="9.633cm" chart:style-name="ch7">
              <text:p>f [Hz]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442cm" chart:style-name="ch11">
              <text:p>Fase [º]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Hoja1.E3:Hoja1.E24" chart:label-cell-address="Hoja1.E2:Hoja1.E2" chart:class="chart:scatter">
            <chart:domain table:cell-range-address="Hoja1.A3:Hoja1.A24"/>
            <chart:data-point chart:repeated="22"/>
          </chart:series>
          <chart:series chart:style-name="ch13" chart:values-cell-range-address="Hoja1.H3:Hoja1.H24" chart:label-cell-address="Hoja1.H2:Hoja1.H2" chart:class="chart:scatte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ase_m [º]</text:p>
                <draw:g>
                  <svg:desc>Hoja1.E2:Hoja1.E2</svg:desc>
                </draw:g>
              </table:table-cell>
              <table:table-cell office:value-type="string">
                <text:p>Fase_s [º]</text:p>
                <draw:g>
                  <svg:desc>Hoja1.H2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Hoja1.A3:Hoja1.A24</svg:desc>
                </draw:g>
              </table:table-cell>
              <table:table-cell office:value-type="float" office:value="-11.52">
                <text:p>-11.52</text:p>
                <draw:g>
                  <svg:desc>Hoja1.E3:Hoja1.E24</svg:desc>
                </draw:g>
              </table:table-cell>
              <table:table-cell office:value-type="float" office:value="-11.171596">
                <text:p>-11.171596</text:p>
                <draw:g>
                  <svg:desc>Hoja1.H3:Hoja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-16.2">
                <text:p>-16.2</text:p>
              </table:table-cell>
              <table:table-cell office:value-type="float" office:value="-12.633596">
                <text:p>-12.633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21.6">
                <text:p>-21.6</text:p>
              </table:table-cell>
              <table:table-cell office:value-type="float" office:value="-14.133222">
                <text:p>-14.133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-25.92">
                <text:p>-25.92</text:p>
              </table:table-cell>
              <table:table-cell office:value-type="float" office:value="-17.197094">
                <text:p>-17.197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-37.44">
                <text:p>-37.44</text:p>
              </table:table-cell>
              <table:table-cell office:value-type="float" office:value="-31.090266">
                <text:p>-31.090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-60.48">
                <text:p>-60.48</text:p>
              </table:table-cell>
              <table:table-cell office:value-type="float" office:value="-53.429577">
                <text:p>-53.429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-86.4">
                <text:p>-86.4</text:p>
              </table:table-cell>
              <table:table-cell office:value-type="float" office:value="-80.153405">
                <text:p>-80.153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0">
                <text:p>4300</text:p>
              </table:table-cell>
              <table:table-cell office:value-type="float" office:value="-95.976">
                <text:p>-95.976</text:p>
              </table:table-cell>
              <table:table-cell office:value-type="float" office:value="-87.905143">
                <text:p>-87.905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0">
                <text:p>4600</text:p>
              </table:table-cell>
              <table:table-cell office:value-type="float" office:value="-102.672">
                <text:p>-102.672</text:p>
              </table:table-cell>
              <table:table-cell office:value-type="float" office:value="-95.475068">
                <text:p>-95.475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-111.6">
                <text:p>-111.6</text:p>
              </table:table-cell>
              <table:table-cell office:value-type="float" office:value="-104.33208">
                <text:p>-104.33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-133.92">
                <text:p>-133.92</text:p>
              </table:table-cell>
              <table:table-cell office:value-type="float" office:value="-121.54595">
                <text:p>-121.54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-146.16">
                <text:p>-146.16</text:p>
              </table:table-cell>
              <table:table-cell office:value-type="float" office:value="-133.04454">
                <text:p>-133.04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-155.52">
                <text:p>-155.52</text:p>
              </table:table-cell>
              <table:table-cell office:value-type="float" office:value="-140.87654">
                <text:p>-140.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-155.52">
                <text:p>-155.52</text:p>
              </table:table-cell>
              <table:table-cell office:value-type="float" office:value="-146.45239">
                <text:p>-146.45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-144">
                <text:p>-144</text:p>
              </table:table-cell>
              <table:table-cell office:value-type="float" office:value="-150.64731">
                <text:p>-150.64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00">
                <text:p>12500</text:p>
              </table:table-cell>
              <table:table-cell office:value-type="float" office:value="-153">
                <text:p>-153</text:p>
              </table:table-cell>
              <table:table-cell office:value-type="float" office:value="-157.56319">
                <text:p>-157.56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0">
                <text:p>15000</text:p>
              </table:table-cell>
              <table:table-cell office:value-type="float" office:value="-156.6">
                <text:p>-156.6</text:p>
              </table:table-cell>
              <table:table-cell office:value-type="float" office:value="-161.80313">
                <text:p>-161.80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-172.8">
                <text:p>-172.8</text:p>
              </table:table-cell>
              <table:table-cell office:value-type="float" office:value="-166.8197">
                <text:p>-166.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00">
                <text:p>25000</text:p>
              </table:table-cell>
              <table:table-cell office:value-type="float" office:value="-180">
                <text:p>-180</text:p>
              </table:table-cell>
              <table:table-cell office:value-type="float" office:value="-169.72503">
                <text:p>-169.72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">
                <text:p>30000</text:p>
              </table:table-cell>
              <table:table-cell office:value-type="float" office:value="-177.12">
                <text:p>-177.12</text:p>
              </table:table-cell>
              <table:table-cell office:value-type="float" office:value="-171.63872">
                <text:p>-171.6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-180">
                <text:p>-180</text:p>
              </table:table-cell>
              <table:table-cell office:value-type="float" office:value="-175.56315">
                <text:p>-175.56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-198">
                <text:p>-198</text:p>
              </table:table-cell>
              <table:table-cell office:value-type="float" office:value="-179.03765">
                <text:p>-179.037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